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1" fo:font-size="11pt" style:font-size-asian="11pt" style:font-size-complex="11pt"/>
    </style:style>
    <style:style style:name="P2" style:family="paragraph" style:parent-style-name="No_20_Spacing">
      <style:text-properties style:font-name="Calibri1" fo:font-size="11pt" officeooo:paragraph-rsid="00123d64" style:font-size-asian="11pt" style:font-size-complex="11pt"/>
    </style:style>
    <style:style style:name="P3" style:family="paragraph" style:parent-style-name="No_20_Spacing" style:list-style-name="WWNum1">
      <style:text-properties style:font-name="Calibri1" fo:font-size="11pt" officeooo:paragraph-rsid="00123d64" style:font-size-asian="11pt" style:font-size-complex="11pt"/>
    </style:style>
    <style:style style:name="P4" style:family="paragraph" style:parent-style-name="No_20_Spacing">
      <style:text-properties style:font-name="Calibri1" fo:font-size="12pt" officeooo:paragraph-rsid="00123d64" style:font-size-asian="12pt" style:font-size-complex="12pt"/>
    </style:style>
    <style:style style:name="P5" style:family="paragraph" style:parent-style-name="No_20_Spacing" style:master-page-name="Standard">
      <style:paragraph-properties style:page-number="auto"/>
      <style:text-properties style:font-name="Calibri1" fo:font-size="12pt" officeooo:paragraph-rsid="00123d64" style:font-size-asian="12pt" style:font-size-complex="12pt"/>
    </style:style>
    <style:style style:name="T1" style:family="text">
      <style:text-properties officeooo:rsid="00123d64"/>
    </style:style>
    <style:style style:name="T2" style:family="text">
      <style:text-properties fo:color="#000000" style:font-name="Arial1" fo:font-size="11.5pt" style:font-size-asian="11.5pt" style:font-name-complex="Arial2" style:font-size-complex="11.5pt"/>
    </style:style>
    <style:style style:name="T3" style:family="text">
      <style:text-properties fo:color="#000000" fo:font-size="11.5pt" style:font-size-asian="11.5pt" style:font-name-complex="Arial2" style:font-size-complex="11.5pt"/>
    </style:style>
    <style:style style:name="T4" style:family="text">
      <style:text-properties fo:color="#000000" style:font-name-complex="Arial2"/>
    </style:style>
    <style:style style:name="T5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cadêmicos: <text:tab/>Elias</text:p>
      <text:p text:style-name="P4"><text:tab/><text:tab/>Jefferson</text:p>
      <text:p text:style-name="P4"><text:tab/><text:tab/>Mauri</text:p>
      <text:p text:style-name="P4"><text:tab/><text:tab/>Sibelly</text:p>
      <text:p text:style-name="P2"/>
      <text:p text:style-name="P1"><text:span text:style-name="T5">Nome do sistema:</text:span> <text:span text:style-name="T1">Confecções Sisau (Sistema de Automação)</text:span></text:p>
      <text:p text:style-name="P1"><text:span text:style-name="T5">Breve descrição: </text:span>O sistema <text:span text:style-name="T1">Confecções Sisau</text:span> consiste basicamente do controle do fluxo financeiro de <text:span text:style-name="T1">l</text:span>ojas <text:span text:style-name="T1">de roupas e confecções</text:span>, controle de entradas e saídas de estoque, de acordo com o que o é vendido ou comprado pelo estabelecimento. Além disso, o sistema deve exibir relatórios ao usuário do sistema. Na parte do controle financeiro, deverão existir relatórios exibindo o movimento financeiro diário ou de um determinado período de tempo, detalhando todas entradas e saídas registradas. Na parte de estoque, poderá ser consultada quais diversos relatórios relacionados aos itens, como por exemplo: produtos que foram mais vendidos em um determinado período, quais estão abaixo do nível mínimo, etc. Dessa forma, proporcionando um maior controle e uma visão ampliada do stakeholder em relação ao seu empreendimento.</text:p>
      <text:p text:style-name="P2">Algumas das funcionalidades a serem desenvolvidas são:</text:p>
      <text:list xml:id="list522130868174738048" text:style-name="WWNum1">
        <text:list-item>
          <text:p text:style-name="P3"><text:span text:style-name="T4">Baixa automática no estoque na venda;</text:span></text:p>
        </text:list-item>
        <text:list-item>
          <text:p text:style-name="P3"><text:span text:style-name="T4">Grade de produto, tamanho, cor, quantidade e preço;</text:span></text:p>
        </text:list-item>
        <text:list-item>
          <text:p text:style-name="P3"><text:span text:style-name="T4">Produtos organizados por grupos e fornecedores;</text:span></text:p>
        </text:list-item>
        <text:list-item>
          <text:p text:style-name="P3"><text:span text:style-name="T4">Relatórios;</text:span></text:p>
        </text:list-item>
        <text:list-item>
          <text:p text:style-name="P3"><text:span text:style-name="T4">Compras e ficha do cliente;</text:span></text:p>
        </text:list-item>
        <text:list-item>
          <text:p text:style-name="P3"><text:span text:style-name="T4">Estoque;</text:span></text:p>
        </text:list-item>
        <text:list-item>
          <text:p text:style-name="P3"><text:span text:style-name="T4">Entre outro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" svg:font-family="'Courier New'" style:font-adornments="Normal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orphans="2" fo:widows="2" style:writing-mode="lr-tb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nior</meta:initial-creator>
    <meta:editing-cycles>1</meta:editing-cycles>
    <meta:creation-date>2014-03-05T16:07:00</meta:creation-date>
    <dc:date>2014-03-05T17:02:23.441000000</dc:date>
    <meta:editing-duration>PT30S</meta:editing-duration>
    <meta:generator>LibreOffice/4.1.5.3$Windows_x86 LibreOffice_project/1c1366bba2ba2b554cd2ca4d87c06da81c05d24</meta:generator>
    <meta:document-statistic meta:table-count="0" meta:image-count="0" meta:object-count="0" meta:page-count="1" meta:paragraph-count="14" meta:word-count="180" meta:character-count="1175" meta:non-whitespace-character-count="10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